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889in" table:align="left"/>
    </style:style>
    <style:style style:name="Tabela1.A" style:family="table-column">
      <style:table-column-properties style:column-width="1.3111in"/>
    </style:style>
    <style:style style:name="Tabela1.B" style:family="table-column">
      <style:table-column-properties style:column-width="5.3778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3ad7" officeooo:paragraph-rsid="00163ad7"/>
    </style:style>
    <style:style style:name="P2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3" style:family="paragraph" style:parent-style-name="Table_20_Contents">
      <style:text-properties officeooo:rsid="00163ad7" officeooo:paragraph-rsid="00163ad7"/>
    </style:style>
    <style:style style:name="P4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officeooo:rsid="001790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mputerowe wsparcie projektowania leków, rok. Akad. 201<text:span text:style-name="T1">9</text:span>/<text:span text:style-name="T1">20</text:span>. Sprawdzian 1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Imię, nazwisko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4">Grupa (pytania)</text:p>
          </table:table-cell>
          <table:table-cell table:style-name="Tabela1.B2" office:value-type="string">
            <text:p text:style-name="P3">201<text:span text:style-name="T1">9 </text:span></text:p>
          </table:table-cell>
        </table:table-row>
        <table:table-row>
          <table:table-cell table:style-name="Tabela1.A2" office:value-type="string">
            <text:p text:style-name="P4">SMILES</text:p>
          </table:table-cell>
          <table:table-cell table:style-name="Tabela1.B2" office:value-type="string">
            <text:p text:style-name="P3"/>
          </table:table-cell>
        </table:table-row>
      </table:table>
      <text:p text:style-name="Standard"/>
      <text:p text:style-name="Standard"/>
      <text:h text:style-name="Heading_20_1" text:outline-level="1">Pytanie 1</text:h>
      <text:p text:style-name="P1">Odpowiedź...</text:p>
      <text:h text:style-name="P5" text:outline-level="1">Pytanie 2</text:h>
      <text:p text:style-name="P1">Odpowiedź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51:47.018741660</meta:creation-date>
    <dc:date>2019-11-19T16:59:53.708841472</dc:date>
    <meta:editing-duration>PT4M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9" meta:word-count="21" meta:character-count="156" meta:non-whitespace-character-count="143"/>
  </office:meta>
</office:document-meta>
</file>